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tiveMessageHeaderAccessorTests.setNativeHeader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tiveMessageHeaderAccessorTests.addNativeHeader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tiveMessageHeaderAccessorTests.createFromMessageAndMod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ativeMessageHeaderAccessorTests.copy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tiveMessageHeaderAccessorTests.setNativeHeader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tiveMessageHeaderAccessorTests.addNativeHeader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tiveMessageHeaderAccessorTests.copyImmutableToMu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tiveMessageHeaderAccessorTests.setNativeHeaderLazyIni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tiveMessageHeaderAccessorTests.setNativeHeader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tiveMessageHeaderAccessorTests.setNativ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tiveMessageHeaderAccessorTests.createFrom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ativeMessageHeaderAccessorTests.createFromNativeHead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tiveMessageHeaderAccessorTests.createFromMessage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tiveMessageHeaderAccessorTests.setImmutableIdempo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tiveMessageHeaderAccessorTests.addNativeHeader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tiveMessageHeaderAccessorTests.addNativ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tiveMessageHeaderAccessorTests.addNativeHeaderLazyInit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tiveMessageHeaderAccessorTests.copyIfAbsentImmutableToMu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